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199BD49C3180875E293.png" manifest:media-type="image/png"/>
  <manifest:file-entry manifest:full-path="Pictures/1000020100000152000001D2A2ADA7B049B27F4B.png" manifest:media-type="image/png"/>
  <manifest:file-entry manifest:full-path="Pictures/100002010000023A000002B7F9B9047CBA596E27.png" manifest:media-type="image/png"/>
  <manifest:file-entry manifest:full-path="Pictures/100002010000013D00000168A50C5B91B69D14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3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281cm" fo:min-width="2.617cm" fo:padding-top="0.049cm" fo:padding-bottom="0.049cm" fo:padding-left="0.049cm" fo:padding-right="0.049cm" fo:wrap-option="no-wrap"/>
    </style:style>
    <style:style style:name="gr4" style:family="graphic" style:parent-style-name="standard">
      <style:graphic-properties svg:stroke-width="0.1cm" svg:stroke-color="#215868" draw:marker-start-width="0.5cm" draw:marker-end-width="0.5cm" draw:fill="solid" draw:fill-color="#eaf3f5" draw:textarea-horizontal-align="justify" draw:textarea-vertical-align="middle" draw:auto-grow-height="false" fo:min-height="1.281cm" fo:min-width="3.196cm" fo:padding-top="0.049cm" fo:padding-bottom="0.049cm" fo:padding-left="0.049cm" fo:padding-right="0.049cm" fo:wrap-option="no-wrap"/>
    </style:style>
    <style:style style:name="gr5" style:family="graphic" style:parent-style-name="standard" style:list-style-name="L1">
      <style:graphic-properties svg:stroke-width="0.1cm" svg:stroke-color="#215868" draw:marker-start-width="0.499cm" draw:marker-end-width="0.499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6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7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8" style:family="graphic" style:parent-style-name="standard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P3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P4" style:family="paragraph">
      <loext:graphic-properties draw:fill="solid" draw:fill-color="#eaf3f5"/>
      <style:paragraph-properties fo:text-align="center"/>
      <style:text-properties style:font-name="Comic Sans MS"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omic Sans MS" fo:font-size="12pt" fo:language="fr" fo:country="FR"/>
    </style:style>
    <style:style style:name="T2" style:family="text">
      <style:text-properties style:font-name="Comic Sans MS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84cm" svg:height="7.213cm" svg:x="3.842cm" svg:y="4.725cm">
          <draw:image xlink:href="Pictures/100002010000018C00000199BD49C3180875E293.png" xlink:type="simple" xlink:show="embed" xlink:actuate="onLoad">
            <text:p/>
          </draw:image>
        </draw:frame>
        <draw:custom-shape draw:name="Forme1" draw:style-name="gr2" draw:text-style-name="P3" draw:layer="layout" svg:width="2.677cm" svg:height="1.235cm" svg:x="8.668cm" svg:y="8.163cm">
          <text:p text:style-name="P2">Mousseur</text:p>
          <draw:enhanced-geometry svg:viewBox="0 0 21600 21600" draw:text-areas="800 800 20800 20800" draw:type="round-rectangular-callout" draw:modifiers="10558.1027667984 -14112.4108416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3" draw:text-style-name="P3" draw:layer="layout" svg:width="2.931cm" svg:height="1.489cm" svg:x="9.039cm" svg:y="10.703cm">
          <text:p text:style-name="P2">Manette</text:p>
          <text:p text:style-name="P2">eau froide</text:p>
          <draw:enhanced-geometry svg:viewBox="0 0 21600 21600" draw:text-areas="800 800 20800 20800" draw:type="round-rectangular-callout" draw:modifiers="-7470.12278308322 1942.55033557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4" draw:text-style-name="P4" draw:layer="layout" svg:width="3.556cm" svg:height="1.489cm" svg:x="1.048cm" svg:y="8.128cm">
          <text:p text:style-name="P1"><text:span text:style-name="T1">Manette</text:span></text:p>
          <text:p text:style-name="P1"><text:span text:style-name="T1">eau</text:span><text:span text:style-name="T2"> </text:span><text:span text:style-name="T1">chaude</text:span></text:p>
          <draw:enhanced-geometry svg:viewBox="0 0 21600 21600" draw:text-areas="800 800 20800 20800" draw:type="round-rectangular-callout" draw:modifiers="18988.8107956143 29007.785234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5" draw:text-style-name="P3" draw:layer="layout" svg:width="2.677cm" svg:height="0.981cm" svg:x="4.35cm" svg:y="4.826cm">
          <text:p text:style-name="P2">Bec</text:p>
          <draw:enhanced-geometry svg:viewBox="0 0 21600 21600" draw:text-areas="800 800 20800 20800" draw:mirror-horizontal="false" draw:mirror-vertical="false" draw:type="round-rectangular-callout" draw:modifiers="20269.1560866318 35193.482688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4.826cm" svg:height="6.654cm" svg:x="17.78cm" svg:y="5.792cm">
          <draw:image xlink:href="Pictures/1000020100000152000001D2A2ADA7B049B27F4B.png" xlink:type="simple" xlink:show="embed" xlink:actuate="onLoad">
            <text:p/>
          </draw:image>
        </draw:frame>
        <draw:custom-shape draw:name="Forme1" draw:style-name="gr6" draw:text-style-name="P3" draw:layer="layout" svg:width="2.677cm" svg:height="1.235cm" svg:x="14.732cm" svg:y="8.636cm">
          <text:p text:style-name="P2">Mousseur</text:p>
          <draw:enhanced-geometry svg:viewBox="0 0 21600 21600" draw:text-areas="800 800 20800 20800" draw:type="round-rectangular-callout" draw:modifiers="24898.8797610157 -6151.45631067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4" draw:layer="layout" svg:width="2.987cm" svg:height="1.235cm" svg:x="16.063cm" svg:y="10.703cm">
          <text:p text:style-name="P2">Détecteur de</text:p>
          <text:p text:style-name="P2">mouvement</text:p>
          <draw:enhanced-geometry svg:viewBox="0 0 21600 21600" draw:text-areas="800 800 20800 20800" draw:type="round-rectangular-callout" draw:modifiers="27949.9409681228 -3081.31241084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4" draw:layer="layout" svg:width="2.677cm" svg:height="1.235cm" svg:x="23.368cm" svg:y="11.176cm">
          <text:p text:style-name="P2">Manette de</text:p>
          <text:p text:style-name="P2">mélange</text:p>
          <draw:enhanced-geometry svg:viewBox="0 0 21600 21600" draw:text-areas="800 800 20800 20800" draw:type="round-rectangular-callout" draw:modifiers="-7925.69169960474 3574.3223965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8" draw:text-style-name="P4" draw:layer="layout" svg:width="2.677cm" svg:height="1.235cm" svg:x="16.119cm" svg:y="5.588cm">
          <text:p text:style-name="P2">Bec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4.637cm" svg:height="5.654cm" svg:x="-0.065cm" svg:y="0cm">
          <draw:image xlink:href="Pictures/100002010000023A000002B7F9B9047CBA596E27.png" xlink:type="simple" xlink:show="embed" xlink:actuate="onLoad">
            <text:p/>
          </draw:image>
        </draw:frame>
        <draw:frame draw:style-name="gr1" draw:text-style-name="P1" draw:layer="layout" svg:width="4.92cm" svg:height="5.587cm" svg:x="15.98cm" svg:y="0.001cm">
          <draw:image xlink:href="Pictures/100002010000013D00000168A50C5B91B69D142A.png" xlink:type="simple" xlink:show="embed" xlink:actuate="onLoad">
            <text:p/>
          </draw:image>
        </draw:frame>
        <draw:frame draw:style-name="gr1" draw:text-style-name="P1" draw:layer="layout" svg:width="5.46cm" svg:height="5.639cm" svg:x="7.546cm" svg:y="0cm">
          <draw:image xlink:href="Pictures/100002010000018C00000199BD49C3180875E293.png" xlink:type="simple" xlink:show="embed" xlink:actuate="onLoad">
            <text:p/>
          </draw:image>
        </draw:frame>
        <draw:frame draw:style-name="gr1" draw:text-style-name="P1" draw:layer="layout" svg:width="4.064cm" svg:height="5.603cm" svg:x="23.876cm" svg:y="0cm">
          <draw:image xlink:href="Pictures/1000020100000152000001D2A2ADA7B049B27F4B.png" xlink:type="simple" xlink:show="embed" xlink:actuate="onLoad">
            <text:p/>
          </draw:image>
        </draw:frame>
        <draw:line draw:style-name="gr10" draw:text-style-name="P6" draw:layer="layout" svg:x1="5.08cm" svg:y1="2.286cm" svg:x2="7.874cm" svg:y2="2.286cm">
          <text:p/>
        </draw:line>
        <draw:line draw:style-name="gr10" draw:text-style-name="P6" draw:layer="layout" svg:x1="13.006cm" svg:y1="2.286cm" svg:x2="15.8cm" svg:y2="2.286cm">
          <text:p/>
        </draw:line>
        <draw:line draw:style-name="gr10" draw:text-style-name="P6" draw:layer="layout" svg:x1="21.082cm" svg:y1="2.286cm" svg:x2="23.876cm" svg:y2="2.286cm">
          <text:p/>
        </draw:lin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="Small_20_Arrow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215868" draw:marker-end-width="0.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Windows_X86_64 LibreOffice_project/dc89aa7a9eabfd848af146d5086077aeed2ae4a5</meta:generator>
    <dc:date>2019-02-19T13:38:20.510000000</dc:date>
    <meta:editing-duration>PT16M7S</meta:editing-duration>
    <meta:editing-cycles>2</meta:editing-cycles>
    <meta:document-statistic meta:object-count="42"/>
  </office:meta>
</office:document-meta>
</file>